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3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1 Kommentare 12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5</text:p>
          </table:table-cell>
          <table:table-cell table:number-columns-repeated="6"/>
        </table:table-row>
        <table:table-row table:style-name="ro1">
          <table:table-cell table:formula="of:=SUM([.A56:.A100000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💉 SIND AUS ERSTER... - Hilda Schneidmess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💉 SIND AUS ERSTER... - Hilda Schneidmesser | Faceb…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lda Schneidmes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Januar um 13:09 ·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IESE INFORMATIONEN,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IND AUS ERSTER HAND, VON EINER DIPLOMIERTEN KRANKENSCHWESTER, DIE ICH PERSÖNLICH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KENNE!!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LG. OKSANA GAVRILO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berichtet eine gute Bekannte: "Jetzt war eine Freundin bei mir, deren Enkelin Krankenschwester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vatklinik Döbling ist. Die haben schon die ersten Impfschäden bei Privatpatienten eingeliefert be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fitter Mann um die 60, kann sich nicht mehr bewegen, weiß nix mehr, kann seine Körperfunktione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kontrollier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Ärzte dort haben ihre Angestellten informiert, dass sie auf keine Impfung des Personals bestehen. Zu v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benwirkun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in Tulln im Spital soll es Patienten mit massiven Nebenwirkungen geben. Der Mann des Enkerls ist d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leger."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i Ei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oll man da noch Glauben???? Ich warte auf alle Fälle erst mal ab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Nuss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nicht impfen lassen!!!!! das erübrigt sich von selbst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Eis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Nussbaumer mach ich niem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Herzo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wirds noch viele Nebenwirkungen geben ... , einige werden ans Licht treten. Es könnte s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s die die Impfungen überhaupt abbrechen müss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hilda.schneidmesser/posts/42969611436532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INFORMATIONEN,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💉 SIND AUS ERSTER... - Hilda Schneidmess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 erster Hand von einem Bekannten seiner guten Freundin deren Enkelin Krankenschwes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.......sowas kannst auch nicht erfi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uc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contergarnix fü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 G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lügt jetzt? Heute oder die Krankenschwester????https://www.heute.at/s/nun-kursieren-w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tsapp-geruechte-um-impfschaeden-in-wien-100121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re WhatsApp-Gerüchte um Impf-Opfer 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eltraud H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 Gru ich wurde sagen, heute, den diese Wahrheit würde der Regierung nicht gefallen und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ner mehr impfen lä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 G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eltraud Hron das sag ich auch, aber wenn man keine wirklichen Beweise hat, wird Heu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glaubt. Ich habe es geteilt und habe mehrmals eine auf die Birne bek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eltraud H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 Gru kann ich mir gut vorstellen, mir geht es nicht anders. Was mich nervt, ist wenn na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r Quelle gefragt wird aber bei diesem Impfstoff, fragen die wenigsten nach , obwohl and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hre brauchen um genehmigt zu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Wa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mich bei einem Bekannten von mir genauer erkundigt, er ist im tullner Krankenhaus Prim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hat gemeint, dass im tullner Krankenhaus keine Folgeschäden der Impfung bekannt sind, al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wir hier wieder eine Falschmeldung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hilda.schneidmesser/posts/42969611436532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INFORMATIONEN,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💉 SIND AUS ERSTER... - Hilda Schneidmess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hilda.schneidmesser/posts/42969611436532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5" calcext:value-type="float">
            <text:p>5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25];[.D225];[.F225]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20:35:48.26189876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20:40:18.780228710</dc:date>
    <meta:editing-duration>PT1M38S</meta:editing-duration>
    <meta:editing-cycles>3</meta:editing-cycles>
    <meta:document-statistic meta:table-count="1" meta:cell-count="163" meta:object-count="0"/>
  </office:meta>
</office:document-meta>
</file>